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c01a7" officeooo:paragraph-rsid="000c01a7" style:font-size-asian="14pt" style:font-size-complex="16pt"/>
    </style:style>
    <style:style style:name="P2" style:family="paragraph" style:parent-style-name="Standard">
      <style:text-properties fo:font-size="16pt" officeooo:rsid="000d95d1" officeooo:paragraph-rsid="000d95d1" style:font-size-asian="14pt" style:font-size-complex="16pt"/>
    </style:style>
    <style:style style:name="P3" style:family="paragraph" style:parent-style-name="Standard">
      <style:text-properties fo:font-size="16pt" officeooo:rsid="000f12b3" officeooo:paragraph-rsid="000f12b3" style:font-size-asian="14pt" style:font-size-complex="16pt"/>
    </style:style>
    <style:style style:name="P4" style:family="paragraph" style:parent-style-name="Standard">
      <style:text-properties fo:font-size="16pt" officeooo:rsid="00105121" officeooo:paragraph-rsid="00105121" style:font-size-asian="14pt" style:font-size-complex="16pt"/>
    </style:style>
    <style:style style:name="P5" style:family="paragraph" style:parent-style-name="Standard">
      <style:text-properties fo:font-size="16pt" officeooo:rsid="00116e50" officeooo:paragraph-rsid="00116e50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c01a7" officeooo:paragraph-rsid="000c01a7" style:font-size-asian="20pt" style:font-size-complex="20pt"/>
    </style:style>
    <style:style style:name="P7" style:family="paragraph" style:parent-style-name="Standard">
      <style:text-properties fo:font-size="16pt" officeooo:rsid="000f12b3" officeooo:paragraph-rsid="000f12b3" style:font-size-asian="14pt" style:font-size-complex="16pt"/>
    </style:style>
    <style:style style:name="P8" style:family="paragraph" style:parent-style-name="Standard">
      <style:text-properties fo:font-size="16pt" officeooo:rsid="0012e583" officeooo:paragraph-rsid="0012e583" style:font-size-asian="14pt" style:font-size-complex="16pt"/>
    </style:style>
    <style:style style:name="P9" style:family="paragraph" style:parent-style-name="Standard">
      <style:text-properties fo:font-size="16pt" officeooo:rsid="0013688a" officeooo:paragraph-rsid="0013688a" style:font-size-asian="14pt" style:font-size-complex="16pt"/>
    </style:style>
    <style:style style:name="P10" style:family="paragraph" style:parent-style-name="Standard">
      <style:text-properties fo:font-size="16pt" officeooo:rsid="0013d38f" officeooo:paragraph-rsid="0013d38f" style:font-size-asian="14pt" style:font-size-complex="16pt"/>
    </style:style>
    <style:style style:name="P11" style:family="paragraph" style:parent-style-name="Standard">
      <style:text-properties fo:font-size="16pt" officeooo:rsid="00146823" officeooo:paragraph-rsid="0013688a" style:font-size-asian="14pt" style:font-size-complex="16pt"/>
    </style:style>
    <style:style style:name="P12" style:family="paragraph" style:parent-style-name="Standard">
      <style:text-properties fo:font-size="16pt" officeooo:rsid="0018dac9" officeooo:paragraph-rsid="0018dac9" style:font-size-asian="14pt" style:font-size-complex="16pt"/>
    </style:style>
    <style:style style:name="P13" style:family="paragraph" style:parent-style-name="Standard">
      <style:text-properties fo:font-size="16pt" officeooo:rsid="00116e50" officeooo:paragraph-rsid="00116e50" style:font-size-asian="14pt" style:font-size-complex="16pt"/>
    </style:style>
    <style:style style:name="P14" style:family="paragraph" style:parent-style-name="Standard">
      <style:text-properties fo:font-size="16pt" officeooo:rsid="001c7efc" officeooo:paragraph-rsid="001c7efc" style:font-size-asian="14pt" style:font-size-complex="16pt"/>
    </style:style>
    <style:style style:name="T1" style:family="text">
      <style:text-properties officeooo:rsid="000d95d1"/>
    </style:style>
    <style:style style:name="T2" style:family="text">
      <style:text-properties officeooo:rsid="000f12b3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f12b3"/>
    </style:style>
    <style:style style:name="T5" style:family="text">
      <style:text-properties officeooo:rsid="00105121"/>
    </style:style>
    <style:style style:name="T6" style:family="text">
      <style:text-properties officeooo:rsid="0010f537"/>
    </style:style>
    <style:style style:name="T7" style:family="text">
      <style:text-properties officeooo:rsid="00116e50"/>
    </style:style>
    <style:style style:name="T8" style:family="text">
      <style:text-properties officeooo:rsid="0013d38f"/>
    </style:style>
    <style:style style:name="T9" style:family="text">
      <style:text-properties officeooo:rsid="0014074a"/>
    </style:style>
    <style:style style:name="T10" style:family="text">
      <style:text-properties officeooo:rsid="00165964"/>
    </style:style>
    <style:style style:name="T11" style:family="text">
      <style:text-properties officeooo:rsid="00179c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rgent and time sensitive</text:p>
      <text:p text:style-name="P1"/>
      <text:p text:style-name="P1">Dear congressperson,</text:p>
      <text:p text:style-name="P3"/>
      <text:p text:style-name="P8">For all Americans, your oath obligates you to defend the Constitution against all domestic enemies. Please note that you will be held accountable if you ignore this by not responding.</text:p>
      <text:p text:style-name="P3"/>
      <text:p text:style-name="P8">I need to know today whether you will defend our civil rights, need 1 more day to consider this or if you will not defend our civil rights. <text:span text:style-name="T9">Please send your response to protect_our_rights@protonmail.com.</text:span></text:p>
      <text:p text:style-name="P8"/>
      <text:p text:style-name="P9"><text:span text:style-name="T10">This is the darkest time for the Constitution since the civil war. <text:s/></text:span>The 14<text:span text:style-name="T3">th</text:span> amendment gives every American “equal protection of the laws”. For 3 months, the legal definition of “peaceful protest” has been completely ignored. Please read <text:a xlink:type="simple" xlink:href="https://civilrights.findlaw.com/enforcing-your-civil-rights/is-there-a-right-to-peaceful-protest.html" text:style-name="Internet_20_link" text:visited-style-name="Visited_20_Internet_20_Link"><text:span text:style-name="T1">https://civilrights.findlaw.com/enforcing-your-civil-rights/is-there-a-right-to-peaceful-protest.html</text:span></text:a><text:span text:style-name="T1"> </text:span>and you will see that less than 1% qualify as pea<text:span text:style-name="T8">ceful. We’re not asking for perfect but we demand a good faith attempt at being “peaceful” by it’s legal definition.</text:span></text:p>
      <text:p text:style-name="P9"/>
      <text:p text:style-name="P10"><text:span text:style-name="T11">We must take action now. </text:span>The next 4 months will only get worse with the BLM protests. I have easy solutions that will greatly reduce the fallout and insure domestic tranquility. <text:span text:style-name="T9">O</text:span>f <text:span text:style-name="T9">course if you</text:span> choose ignore this egregious abuse of the Constitution, then you could face charges of high treason for refusing to defend the Constitution. <text:span text:style-name="T10">I will be forwarding names to the ethics committee for review.</text:span></text:p>
      <text:p text:style-name="P11"/>
      <text:p text:style-name="P12">I look forward to working together to make this a more perfect union.</text:p>
      <text:p text:style-name="P9"/>
      <text:p text:style-name="P12">Please let me know your decision.</text:p>
      <text:p text:style-name="P5"/>
      <text:p text:style-name="P14">Ema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09:05:15.005053611</meta:creation-date>
    <dc:date>2020-10-03T08:03:08.844956299</dc:date>
    <meta:editing-duration>PT15H48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227" meta:character-count="1442" meta:non-whitespace-character-count="1222"/>
  </office:meta>
</office:document-meta>
</file>